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2 Plan</text:p>
      <text:p text:style-name="P1"/>
      <text:p text:style-name="Standard"><text:span text:style-name="T1">Project:</text:span> VR Game Project</text:p>
      <text:p text:style-name="Standard"><text:span text:style-name="T1">Team Name</text:span>: VR Game Project Team</text:p>
      <text:p text:style-name="Standard"><text:span text:style-name="T1">Team Members: </text:span>Geoffrey Herz (PO), Gabriel Larwood, Shant Cancik, Shaoyuan Liang, Henry Tran</text:p>
      <text:p text:style-name="Standard"><text:span text:style-name="T1">Sprint Completion Date</text:span>: Friday, November 4th <text:s/></text:p>
      <text:p text:style-name="Standard"/>
      <text:p text:style-name="Standard">-------------------------------------------------------------------------------------------------------------------------------</text:p>
      <text:p text:style-name="Standard"/>
      <text:p text:style-name="Standard"><text:span text:style-name="T1">Goal</text:span>: In this sprint we hope to construct the basic elements of the game in Unity. This will involve creating game objects, determining their physics using C#, and layering basic artistic designs over them so that the game is more than just geometric shapes moving about. </text:p>
      <text:p text:style-name="Standard"/>
      <text:p text:style-name="Standard"><text:span text:style-name="T1">User Story 1</text:span> {As a developer, I want to establish the characteristics of basic <text:s/>player controls so I can place them into the game environment}</text:p>
      <text:list xml:id="list8445880726526764175" text:style-name="WWNum1">
        <text:list-item>
          <text:p text:style-name="P6">Create the player object that will move throughout the game (2 hours)</text:p>
        </text:list-item>
        <text:list-item>
          <text:p text:style-name="P6">Create a motion based interface for ship controls (5 hours)</text:p>
        </text:list-item>
        <text:list-item>
          <text:p text:style-name="P6">Create a projectile system <text:s/>for the user (4 hours)</text:p>
        </text:list-item>
      </text:list>
      <text:p text:style-name="Standard"><text:tab/><text:span text:style-name="T2">Total User Story Time</text:span>: 11 hours</text:p>
      <text:p text:style-name="Standard"><text:line-break/><text:span text:style-name="T1">User Story 2</text:span> {As a developer, I want to create a fluid environment design so that the processing power of the phone is efficiently used }</text:p>
      <text:list xml:id="list8310727943060311932" text:style-name="WWNum3">
        <text:list-item>
          <text:p text:style-name="P7">Create a basic lighting system for the environment (1 hour)</text:p>
        </text:list-item>
        <text:list-item>
          <text:p text:style-name="P7">Create walls that move in a treadmill style towards the player to simulate flight (7 hours)</text:p>
        </text:list-item>
        <text:list-item>
          <text:p text:style-name="P7">Create a level design system that links environment templates (3 hours)</text:p>
        </text:list-item>
        <text:list-item>
          <text:p text:style-name="P7">Create some basic level templates that can be linked together to create different levels (4 hours)</text:p>
        </text:list-item>
      </text:list>
      <text:p text:style-name="Standard"><text:tab/><text:span text:style-name="T2">Total User Story Time</text:span>: 15 hours</text:p>
      <text:p text:style-name="Standard"><text:tab/></text:p>
      <text:p text:style-name="Standard"><text:line-break/><text:span text:style-name="T1">User Story 3</text:span> {As a developer, I want to script the physics of game objects so the interactions and movement behave accordingly}</text:p>
      <text:list xml:id="list4647634433229165917" text:style-name="WWNum2">
        <text:list-item>
          <text:p text:style-name="P8">Write a script for how the user object interacts with the walls ( 2 hour)</text:p>
        </text:list-item>
        <text:list-item>
          <text:p text:style-name="P8">Write scripts to handle collision of the user object with obstacles and enemy projectiles (3 hours)</text:p>
        </text:list-item>
        <text:list-item>
          <text:p text:style-name="P8">Write scripts to handle user projectiles' interaction with obstacles and enemies (3 hours)</text:p>
        </text:list-item>
        <text:list-item>
          <text:p text:style-name="P8">Write scripts for how enemies interact with the environment (3 hour)</text:p>
        </text:list-item>
      </text:list>
      <text:p text:style-name="P4"><text:span text:style-name="T2">Total User Story Time</text:span>: 11 hours</text:p>
      <text:p text:style-name="P4"/>
      <text:p text:style-name="Standard"><text:span text:style-name="T1">User Story 4 </text:span>{As a user, I want to see a variety of obstacles so that I can play a more enjoyable game}</text:p>
      <text:list xml:id="list20697175" text:continue-numbering="true" text:style-name="WWNum2">
        <text:list-item>
          <text:p text:style-name="P8">Create a flexible enemy spawning system that can be used to create a wide variety of level designs (7 hours)</text:p>
        </text:list-item>
        <text:list-item>
          <text:p text:style-name="P8"><text:soft-page-break/>Design a variety of enemy ships with different movement and attack patterns (6 hours)</text:p>
        </text:list-item>
      </text:list>
      <text:p text:style-name="P4"><text:span text:style-name="T2">Total User Story Time</text:span>: 13 hours</text:p>
      <text:p text:style-name="P4"/>
      <text:p text:style-name="P2"/>
      <text:p text:style-name="Standard"><text:span text:style-name="T1">Team Roles</text:span>: Geoffrey Herz ……………………………….(Developer)</text:p>
      <text:p text:style-name="P3"><text:s text:c="10"/>Gabriel Larwood …………………………….(Developer)</text:p>
      <text:p text:style-name="P3"><text:s text:c="10"/>Shant Cancik ………………………………..(Developer)</text:p>
      <text:p text:style-name="P3"><text:s text:c="10"/>Shaoyuan Liang …………………………….(Developer)</text:p>
      <text:p text:style-name="P3"><text:s text:c="10"/>Henry Tran …………………………………..(Developer)</text:p>
      <text:p text:style-name="P2"><text:span text:style-name="T1">Scrum Master: </text:span><text:span text:style-name="T3">Shant Cancik &amp; Henry Tra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11-23T00:52:59</dc:date>
    <meta:generator>OpenOffice/4.1.2$Win32 OpenOffice.org_project/412m3$Build-9782</meta:generator>
    <meta:editing-duration>PT35M9S</meta:editing-duration>
    <meta:editing-cycles>2</meta:editing-cycles>
    <meta:document-statistic meta:table-count="0" meta:image-count="0" meta:object-count="0" meta:page-count="2" meta:paragraph-count="35" meta:word-count="409" meta:character-count="2556"/>
  </office:meta>
</office:document-meta>
</file>